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0.6403in" style:rel-width="100%" table:align="left"/>
    </style:style>
    <style:style style:name="Table4.A" style:family="table-column">
      <style:table-column-properties style:column-width="2.4472in" style:rel-column-width="3779*"/>
    </style:style>
    <style:style style:name="Table4.B" style:family="table-column">
      <style:table-column-properties style:column-width="8.1931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0.6403in" style:rel-width="100%" table:align="left"/>
    </style:style>
    <style:style style:name="Table5.A" style:family="table-column">
      <style:table-column-properties style:column-width="1.5493in" style:rel-column-width="4053*"/>
    </style:style>
    <style:style style:name="Table5.B" style:family="table-column">
      <style:table-column-properties style:column-width="9.091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4" style:family="paragraph" style:parent-style-name="Text_20_body">
      <style:text-properties officeooo:paragraph-rsid="00b50d5f"/>
    </style:style>
    <style:style style:name="P65" style:family="paragraph" style:parent-style-name="Heading_20_1">
      <style:text-properties officeooo:rsid="0032860c" officeooo:paragraph-rsid="0032860c"/>
    </style:style>
    <style:style style:name="P66" style:family="paragraph" style:parent-style-name="Table_20_Contents" style:list-style-name="L2">
      <style:paragraph-properties fo:text-align="start" style:justify-single-word="false"/>
    </style:style>
    <style:style style:name="P67" style:family="paragraph" style:parent-style-name="Text_20_body" style:list-style-name="L1">
      <style:text-properties officeooo:rsid="00a8cf11" officeooo:paragraph-rsid="00adc9ec"/>
    </style:style>
    <style:style style:name="P68" style:family="paragraph" style:parent-style-name="Text_20_body" style:list-style-name="L1">
      <style:text-properties officeooo:rsid="00a8cf11" officeooo:paragraph-rsid="00ca2ebb"/>
    </style:style>
    <style:style style:name="P69" style:family="paragraph" style:parent-style-name="Text_20_body" style:list-style-name="L3"/>
    <style:style style:name="P70" style:family="paragraph" style:parent-style-name="Text_20_body" style:list-style-name="L3">
      <style:paragraph-properties fo:margin-top="0in" fo:margin-bottom="0in" style:contextual-spacing="false"/>
    </style:style>
    <style:style style:name="P71" style:family="paragraph" style:parent-style-name="Text_20_body" style:list-style-name="L6">
      <style:text-properties officeooo:rsid="00c2da6c" officeooo:paragraph-rsid="00c2da6c"/>
    </style:style>
    <style:style style:name="P72" style:family="paragraph" style:parent-style-name="Text_20_body" style:list-style-name="L6">
      <style:text-properties officeooo:rsid="00c33023" officeooo:paragraph-rsid="00c33023"/>
    </style:style>
    <style:style style:name="P73" style:family="paragraph" style:parent-style-name="Text_20_body" style:list-style-name="L6">
      <style:text-properties officeooo:rsid="00c55ac1" officeooo:paragraph-rsid="00c55ac1"/>
    </style:style>
    <style:style style:name="P74" style:family="paragraph" style:parent-style-name="Text_20_body" style:list-style-name="L1">
      <style:text-properties officeooo:rsid="00c83495" officeooo:paragraph-rsid="00c83495"/>
    </style:style>
    <style:style style:name="P75" style:family="paragraph" style:parent-style-name="Text_20_body" style:list-style-name="L6">
      <style:text-properties officeooo:paragraph-rsid="00c3abcf"/>
    </style:style>
    <style:style style:name="P76" style:family="paragraph" style:parent-style-name="Text_20_body">
      <style:text-properties officeooo:rsid="00ced71a" officeooo:paragraph-rsid="00ced7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style:style style:name="T71" style:family="text">
      <style:text-properties officeooo:rsid="00ca2ebb"/>
    </style:style>
    <style:style style:name="T72" style:family="text">
      <style:text-properties officeooo:rsid="00c3abcf"/>
    </style:style>
    <style:style style:name="T73" style:family="text">
      <style:text-properties officeooo:rsid="00cafa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Azure Translator 3.0 REST Services Documentation</text:h>
      <text:h text:style-name="Heading_20_2" text:outline-level="2">Important <text:span text:style-name="T71">Payment and Subscription </text:span>Links</text:h>
      <text:list xml:id="list1320971972" text:style-name="L6">
        <text:list-item>
          <text:p text:style-name="P75"><text:a xlink:type="simple" xlink:href="https://portal.azure.com/#home" text:style-name="Internet_20_link" text:visited-style-name="Visited_20_Internet_20_Link"><text:span text:style-name="T72">Azure Portal</text:span></text:a></text:p>
        </text:list-item>
        <text:list-item>
          <text:p text:style-name="P71"><text:a xlink:type="simple" xlink:href="https://azure.microsoft.com/en-us/offers/ms-azr-0003p/" text:style-name="Internet_20_link" text:visited-style-name="Visited_20_Internet_20_Link">Pay-as-you-go rates</text:a></text:p>
        </text:list-item>
        <text:list-item>
          <text:p text:style-name="P72"><text:a xlink:type="simple" xlink:href="https://docs.microsoft.com/en-us/azure/azure-resource-manager/management/azure-subscription-service-limits" text:style-name="Internet_20_link" text:visited-style-name="Visited_20_Internet_20_Link">Limits, Quotas and Restratins</text:a></text:p>
        </text:list-item>
        <text:list-item>
          <text:p text:style-name="P73">Howto <text:a xlink:type="simple" xlink:href="https://docs.microsoft.com/en-us/azure/cost-management-billing/manage/cancel-azure-subscription" text:style-name="Internet_20_link" text:visited-style-name="Visited_20_Internet_20_Link">Cancel subscription</text:a></text:p>
        </text:list-item>
      </text:list>
      <text:h text:style-name="Heading_20_2" text:outline-level="2"><text:span text:style-name="T73">D</text:span>ocumentation <text:span text:style-name="T73">Links</text:span>:</text:h>
      <text:list xml:id="list2995981671" text:style-name="L1">
        <text:list-item>
          <text:p text:style-name="P68"><text:span text:style-name="T71">Translator Documentation </text:span><text:a xlink:type="simple" xlink:href="https://docs.microsoft.com/en-us/azure/cognitive-services/translator/" text:style-name="Internet_20_link" text:visited-style-name="Visited_20_Internet_20_Link"><text:span text:style-name="T71">home page</text:span></text:a><text:span text:style-name="T62"> </text:span><text:span text:style-name="T71">(</text:span><text:span text:style-name="T64">which is excellent</text:span><text:span text:style-name="T71">)</text:span></text:p>
        </text:list-item>
        <text:list-item>
          <text:p text:style-name="P74"><text:a xlink:type="simple" xlink:href="https://docs.microsoft.com/en-us/azure/cognitive-services/translator/quickstart-translator?tabs=csharp" text:style-name="Internet_20_link" text:visited-style-name="Visited_20_Internet_20_Link">Quick Start Guide</text:a></text:p>
        </text:list-item>
        <text:list-item>
          <text:p text:style-name="P67"><text:span text:style-name="T71">Documentation 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</text:list>
      <text:h text:style-name="Heading_20_2" text:outline-level="2">Translator Summary</text:h>
      <text:h text:style-name="Heading_20_3" text:outline-level="3">List of Supported Languages</text:h>
      <text:p text:style-name="P76">Do this query:</text:p>
      <text:p text:style-name="Preformatted_20_Text">https://api.cognitive.microsofttranslator.com//Languages?api-version=3.0</text:p>
      <text:h text:style-name="Heading_20_3" text:outline-level="3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60657429630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606498994176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3" text:outline-level="3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606574646272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606574767888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60657305771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606498765104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6064967491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60649675036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606498763264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606498621056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606498623488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606498624304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606498625168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606498625984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4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Heading_20_3" text:outline-level="3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4" text:outline-level="4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Heading_20_4" text:outline-level="4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60657434612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606498482720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239920363" text:style-name="L2">
              <text:list-item>
                <text:p text:style-name="P66">ef6e5b44c68d438c8d79cae2f8c020ba</text:p>
                <text:p text:style-name="P66"/>
              </text:list-item>
              <text:list-item>
                <text:p text:style-name="P66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606498483200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60649867361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606496548992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606496549264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3">Comments: </text:p>
      <text:p text:style-name="P63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3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4" text:outline-level="4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606496550736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60649864708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Heading_20_4" text:outline-level="4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3589025640" text:style-name="L3">
        <text:list-item>
          <text:p text:style-name="P70">The array can have at most <text:span text:style-name="T41">25 elements</text:span>. </text:p>
          <text:p text:style-name="P70"/>
        </text:list-item>
        <text:list-item>
          <text:p text:style-name="P69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4" text:outline-level="4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606498595760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606498476432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606498455488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606498609728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606498435536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606498383056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606498383552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606498356336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606498356944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606498357552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606498358160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606498358768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606498359648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606498360256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606498360864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Heading_20_4" text:outline-level="4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Karla SemiBold1" svg:font-family="'Karla SemiBold'" style:font-pitch="variable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Karla SemiBold1" fo:font-family="'Karla SemiBold'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15T11:03:34.158132935</dc:date>
    <meta:editing-duration>PT6H31S</meta:editing-duration>
    <meta:editing-cycles>160</meta:editing-cycles>
    <meta:generator>LibreOffice/7.2.6.2$Linux_X86_64 LibreOffice_project/20$Build-2</meta:generator>
    <meta:document-statistic meta:table-count="8" meta:image-count="0" meta:object-count="0" meta:page-count="1" meta:paragraph-count="196" meta:word-count="1204" meta:character-count="8827" meta:non-whitespace-character-count="7665"/>
  </office:meta>
</office:document-meta>
</file>